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fill="none" draw:textarea-horizontal-align="justify" draw:textarea-vertical-align="middle" draw:auto-grow-height="false" fo:min-height="0.618cm" fo:min-width="4.432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fill="none" draw:textarea-horizontal-align="justify" draw:textarea-vertical-align="middle" draw:auto-grow-height="false" fo:min-height="1.534cm" fo:min-width="4.332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9.696cm" fo:min-width="5.636cm" fo:padding-top="0.15cm" fo:padding-bottom="0.15cm" fo:padding-left="0.275cm" fo:padding-right="0.275cm" fo:wrap-option="wrap"/>
    </style:style>
    <style:style style:name="gr4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9.596cm" fo:min-width="10.616cm" fo:padding-top="0.15cm" fo:padding-bottom="0.15cm" fo:padding-left="0.275cm" fo:padding-right="0.275cm" fo:wrap-option="wrap"/>
    </style:style>
    <style:style style:name="gr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7.741cm" fo:min-width="9.396cm" fo:padding-top="0.15cm" fo:padding-bottom="0.15cm" fo:padding-left="0.275cm" fo:padding-right="0.275cm" fo:wrap-option="wrap"/>
    </style:style>
    <style:style style:name="gr6" style:family="graphic" style:parent-style-name="standard">
      <style:graphic-properties draw:stroke="solid" draw:stroke-dash="Fine_20_Dotted" svg:stroke-width="0.051cm" svg:stroke-color="#000000" draw:marker-start-width="0.357cm" draw:marker-end-width="0.357cm" draw:fill="none" draw:textarea-horizontal-align="justify" draw:textarea-vertical-align="top" draw:auto-grow-height="false" fo:min-height="12.687cm" fo:min-width="21.327cm" fo:padding-top="0.15cm" fo:padding-bottom="0.15cm" fo:padding-left="0.275cm" fo:padding-right="0.275cm" fo:wrap-option="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4cm" fo:min-width="2.552cm"/>
    </style:style>
    <style:style style:name="gr10" style:family="graphic" style:parent-style-name="standard">
      <style:graphic-properties draw:stroke="solid" svg:stroke-width="0.051cm" svg:stroke-color="#000000" draw:fill="none" draw:textarea-horizontal-align="justify" draw:textarea-vertical-align="bottom" draw:auto-grow-height="false" fo:min-height="4.475cm" fo:min-width="27.022cm" fo:padding-top="0.15cm" fo:padding-bottom="0.15cm" fo:padding-left="0.275cm" fo:padding-right="0.275cm" fo:wrap-option="wrap"/>
    </style:style>
    <style:style style:name="gr11" style:family="graphic" style:parent-style-name="standard">
      <style:graphic-properties draw:stroke="solid" svg:stroke-width="0.051cm" svg:stroke-color="#000000" draw:fill="none" draw:textarea-horizontal-align="justify" draw:textarea-vertical-align="middle" draw:auto-grow-height="false" fo:min-height="1.557cm" fo:min-width="27.102cm" fo:padding-top="0.15cm" fo:padding-bottom="0.15cm" fo:padding-left="0.275cm" fo:padding-right="0.275cm" fo:wrap-option="wrap"/>
    </style:style>
    <style:style style:name="gr12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2.793cm" fo:min-width="6.988cm" fo:padding-top="0.15cm" fo:padding-bottom="0.15cm" fo:padding-left="0.275cm" fo:padding-right="0.275cm" fo:wrap-option="wrap"/>
    </style:style>
    <style:style style:name="gr13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2.793cm" fo:min-width="5.718cm" fo:padding-top="0.15cm" fo:padding-bottom="0.15cm" fo:padding-left="0.275cm" fo:padding-right="0.275cm" fo:wrap-option="wrap"/>
    </style:style>
    <style:style style:name="gr14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3.194cm" fo:padding-top="0.15cm" fo:padding-bottom="0.15cm" fo:padding-left="0.275cm" fo:padding-right="0.275cm" fo:wrap-option="wrap"/>
    </style:style>
    <style:style style:name="gr1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3.829cm" fo:padding-top="0.15cm" fo:padding-bottom="0.15cm" fo:padding-left="0.275cm" fo:padding-right="0.275cm" fo:wrap-option="wrap"/>
    </style:style>
    <style:style style:name="gr16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3.194cm" fo:padding-top="0.15cm" fo:padding-bottom="0.15cm" fo:padding-left="0.275cm" fo:padding-right="0.275cm" fo:wrap-option="wrap"/>
    </style:style>
    <style:style style:name="gr17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2.559cm" fo:padding-top="0.15cm" fo:padding-bottom="0.15cm" fo:padding-left="0.275cm" fo:padding-right="0.275cm" fo:wrap-option="wrap"/>
    </style:style>
    <style:style style:name="gr1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2.559cm" fo:padding-top="0.15cm" fo:padding-bottom="0.15cm" fo:padding-left="0.275cm" fo:padding-right="0.275cm" fo:wrap-option="wrap"/>
    </style:style>
    <style:style style:name="gr19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3.194cm" fo:padding-top="0.15cm" fo:padding-bottom="0.15cm" fo:padding-left="0.275cm" fo:padding-right="0.275cm" fo:wrap-option="wrap"/>
    </style:style>
    <style:style style:name="gr20" style:family="graphic" style:parent-style-name="objectwithoutfill">
      <style:graphic-properties draw:stroke="solid" draw:stroke-dash="Dashed_20__28_var_29_"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5.39cm" fo:min-width="15.808cm" fo:padding-top="0.15cm" fo:padding-bottom="0.15cm" fo:padding-left="0.275cm" fo:padding-right="0.275cm" fo:wrap-option="wrap"/>
    </style:style>
    <style:style style:name="gr22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5.4cm" fo:min-width="4.767cm" fo:padding-top="0.15cm" fo:padding-bottom="0.15cm" fo:padding-left="0.275cm" fo:padding-right="0.275cm" fo:wrap-option="wrap"/>
    </style:style>
    <style:style style:name="gr23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24" style:family="graphic" style:parent-style-name="standard">
      <style:graphic-properties draw:stroke="solid" draw:stroke-dash="Dashed_20__28_var_29_" draw:fill="none" draw:textarea-vertical-align="middle"/>
    </style:style>
    <style:style style:name="gr2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3.194cm" fo:padding-top="0.15cm" fo:padding-bottom="0.15cm" fo:padding-left="0.275cm" fo:padding-right="0.275cm" fo:wrap-option="wrap"/>
    </style:style>
    <style:style style:name="gr26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3.829cm" fo:padding-top="0.15cm" fo:padding-bottom="0.15cm" fo:padding-left="0.275cm" fo:padding-right="0.275cm" fo:wrap-option="wrap"/>
    </style:style>
    <style:style style:name="gr27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3.194cm" fo:padding-top="0.15cm" fo:padding-bottom="0.15cm" fo:padding-left="0.275cm" fo:padding-right="0.275cm" fo:wrap-option="wrap"/>
    </style:style>
    <style:style style:name="gr2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2.559cm" fo:padding-top="0.15cm" fo:padding-bottom="0.15cm" fo:padding-left="0.275cm" fo:padding-right="0.275cm" fo:wrap-option="wrap"/>
    </style:style>
    <style:style style:name="gr29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2.559cm" fo:padding-top="0.15cm" fo:padding-bottom="0.15cm" fo:padding-left="0.275cm" fo:padding-right="0.275cm" fo:wrap-option="wrap"/>
    </style:style>
    <style:style style:name="gr30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2.174cm" fo:min-width="3.194cm" fo:padding-top="0.15cm" fo:padding-bottom="0.15cm" fo:padding-left="0.275cm" fo:padding-right="0.275cm" fo:wrap-option="wrap"/>
    </style:style>
    <style:style style:name="gr31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0.938cm" fo:min-width="9.959cm" fo:padding-top="0.15cm" fo:padding-bottom="0.15cm" fo:padding-left="0.275cm" fo:padding-right="0.275cm" fo:wrap-option="wrap"/>
    </style:style>
    <style:style style:name="gr32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0.938cm" fo:min-width="3.863cm" fo:padding-top="0.15cm" fo:padding-bottom="0.15cm" fo:padding-left="0.275cm" fo:padding-right="0.275cm" fo:wrap-option="wrap"/>
    </style:style>
    <style:style style:name="gr33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0.938cm" fo:min-width="3.228cm" fo:padding-top="0.15cm" fo:padding-bottom="0.15cm" fo:padding-left="0.275cm" fo:padding-right="0.275cm" fo:wrap-option="wrap"/>
    </style:style>
    <style:style style:name="gr34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0.938cm" fo:min-width="3.355cm" fo:padding-top="0.15cm" fo:padding-bottom="0.15cm" fo:padding-left="0.275cm" fo:padding-right="0.275cm" fo:wrap-option="wrap"/>
    </style:style>
    <style:style style:name="gr3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0.938cm" fo:min-width="14.531cm" fo:padding-top="0.15cm" fo:padding-bottom="0.15cm" fo:padding-left="0.275cm" fo:padding-right="0.275cm" fo:wrap-option="wrap"/>
    </style:style>
    <style:style style:name="gr36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0.938cm" fo:min-width="4.498cm" fo:padding-top="0.15cm" fo:padding-bottom="0.15cm" fo:padding-left="0.275cm" fo:padding-right="0.275cm" fo:wrap-option="wrap"/>
    </style:style>
    <style:style style:name="gr37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5.283cm" fo:min-width="4.398cm" fo:padding-top="0.15cm" fo:padding-bottom="0.15cm" fo:padding-left="0.275cm" fo:padding-right="0.275cm" fo:wrap-option="wrap"/>
    </style:style>
    <style:style style:name="gr3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3.412cm" fo:min-width="4.432cm" fo:padding-top="0.15cm" fo:padding-bottom="0.15cm" fo:padding-left="0.275cm" fo:padding-right="0.275cm" fo:wrap-option="wrap"/>
    </style:style>
    <style:style style:name="gr39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5.283cm" fo:min-width="4.398cm" fo:padding-top="0.15cm" fo:padding-bottom="0.15cm" fo:padding-left="0.275cm" fo:padding-right="0.275cm" fo:wrap-option="wrap"/>
    </style:style>
    <style:style style:name="gr40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10.297cm" fo:min-width="6.872cm" fo:padding-top="0.15cm" fo:padding-bottom="0.15cm" fo:padding-left="0.275cm" fo:padding-right="0.275cm" fo:wrap-option="wrap"/>
    </style:style>
    <style:style style:name="gr41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3.412cm" fo:min-width="4.432cm" fo:padding-top="0.15cm" fo:padding-bottom="0.15cm" fo:padding-left="0.275cm" fo:padding-right="0.275cm" fo:wrap-option="wrap"/>
    </style:style>
    <style:style style:name="gr42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5.283cm" fo:min-width="4.398cm" fo:padding-top="0.15cm" fo:padding-bottom="0.15cm" fo:padding-left="0.275cm" fo:padding-right="0.275cm" fo:wrap-option="wrap"/>
    </style:style>
    <style:style style:name="gr43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5.283cm" fo:min-width="4.398cm" fo:padding-top="0.15cm" fo:padding-bottom="0.15cm" fo:padding-left="0.275cm" fo:padding-right="0.275cm" fo:wrap-option="wrap"/>
    </style:style>
    <style:style style:name="gr44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3.412cm" fo:min-width="4.432cm" fo:padding-top="0.15cm" fo:padding-bottom="0.15cm" fo:padding-left="0.275cm" fo:padding-right="0.275cm" fo:wrap-option="wrap"/>
    </style:style>
    <style:style style:name="gr4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5.283cm" fo:min-width="4.398cm" fo:padding-top="0.15cm" fo:padding-bottom="0.15cm" fo:padding-left="0.275cm" fo:padding-right="0.275cm" fo:wrap-option="wrap"/>
    </style:style>
    <style:style style:name="gr46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3.412cm" fo:min-width="4.432cm" fo:padding-top="0.15cm" fo:padding-bottom="0.15cm" fo:padding-left="0.275cm" fo:padding-right="0.275cm" fo:wrap-option="wrap"/>
    </style:style>
    <style:style style:name="gr47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5.283cm" fo:min-width="4.398cm" fo:padding-top="0.15cm" fo:padding-bottom="0.15cm" fo:padding-left="0.275cm" fo:padding-right="0.275cm" fo:wrap-option="wrap"/>
    </style:style>
    <style:style style:name="gr4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3.412cm" fo:min-width="4.432cm" fo:padding-top="0.15cm" fo:padding-bottom="0.15cm" fo:padding-left="0.275cm" fo:padding-right="0.275cm" fo:wrap-option="wrap"/>
    </style:style>
    <style:style style:name="gr49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3.412cm" fo:min-width="4.432cm" fo:padding-top="0.15cm" fo:padding-bottom="0.15cm" fo:padding-left="0.275cm" fo:padding-right="0.275cm" fo:wrap-option="wrap"/>
    </style:style>
    <style:style style:name="gr50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4.648cm" fo:min-width="10.775cm" fo:padding-top="0.15cm" fo:padding-bottom="0.15cm" fo:padding-left="0.275cm" fo:padding-right="0.275cm" fo:wrap-option="wrap"/>
    </style:style>
    <style:style style:name="gr51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2.793cm" fo:min-width="8.285cm" fo:padding-top="0.15cm" fo:padding-bottom="0.15cm" fo:padding-left="0.275cm" fo:padding-right="0.275cm" fo:wrap-option="wrap"/>
    </style:style>
    <style:style style:name="gr52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7.122cm" fo:min-width="10.709cm" fo:padding-top="0.15cm" fo:padding-bottom="0.15cm" fo:padding-left="0.275cm" fo:padding-right="0.275cm" fo:wrap-option="wrap"/>
    </style:style>
    <style:style style:name="gr53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5.267cm" fo:min-width="8.219cm" fo:padding-top="0.15cm" fo:padding-bottom="0.15cm" fo:padding-left="0.275cm" fo:padding-right="0.275cm" fo:wrap-option="wrap"/>
    </style:style>
    <style:style style:name="gr54" style:family="graphic" style:parent-style-name="objectwithoutfill">
      <style:graphic-properties draw:stroke="dash" draw:stroke-dash="Custom_20_Long_20_Dashed" draw:fill="none" draw:textarea-vertical-align="middle"/>
    </style:style>
    <style:style style:name="gr55" style:family="graphic" style:parent-style-name="standard">
      <style:graphic-properties draw:stroke="none" draw:stroke-dash="Dashed_20__28_var_29_" svg:stroke-color="#000000" draw:fill="none" draw:fill-color="#ffffff" draw:auto-grow-width="true" fo:min-height="0.893cm"/>
    </style:style>
    <style:style style:name="gr56" style:family="graphic" style:parent-style-name="objectwithoutfill">
      <style:graphic-properties draw:stroke="solid" draw:stroke-dash="Dashed_20__28_var_29_" draw:fill="none" draw:textarea-vertical-align="middle"/>
    </style:style>
    <style:style style:name="gr57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7.156cm" fo:min-width="5.636cm" fo:padding-top="0.15cm" fo:padding-bottom="0.15cm" fo:padding-left="0.275cm" fo:padding-right="0.275cm" fo:wrap-option="wrap"/>
    </style:style>
    <style:style style:name="gr5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59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60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61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62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7.773cm" fo:min-width="6.253cm" fo:padding-top="0.15cm" fo:padding-bottom="0.15cm" fo:padding-left="0.275cm" fo:padding-right="0.275cm" fo:wrap-option="wrap"/>
    </style:style>
    <style:style style:name="gr63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64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6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66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1.826cm" fo:min-width="5.005cm" fo:padding-top="0.15cm" fo:padding-bottom="0.15cm" fo:padding-left="0.275cm" fo:padding-right="0.275cm" fo:wrap-option="wrap"/>
    </style:style>
    <style:style style:name="gr67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6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1.943cm" fo:min-width="4.995cm" fo:padding-top="0.15cm" fo:padding-bottom="0.15cm" fo:padding-left="0.275cm" fo:padding-right="0.275cm" fo:wrap-option="wrap"/>
    </style:style>
    <style:style style:name="gr69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1.943cm" fo:min-width="4.995cm" fo:padding-top="0.15cm" fo:padding-bottom="0.15cm" fo:padding-left="0.275cm" fo:padding-right="0.275cm" fo:wrap-option="wrap"/>
    </style:style>
    <style:style style:name="gr70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71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72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73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74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7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76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77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1.826cm" fo:min-width="5.005cm" fo:padding-top="0.15cm" fo:padding-bottom="0.15cm" fo:padding-left="0.275cm" fo:padding-right="0.275cm" fo:wrap-option="wrap"/>
    </style:style>
    <style:style style:name="gr7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79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1.943cm" fo:min-width="4.995cm" fo:padding-top="0.15cm" fo:padding-bottom="0.15cm" fo:padding-left="0.275cm" fo:padding-right="0.275cm" fo:wrap-option="wrap"/>
    </style:style>
    <style:style style:name="gr80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1.943cm" fo:min-width="4.995cm" fo:padding-top="0.15cm" fo:padding-bottom="0.15cm" fo:padding-left="0.275cm" fo:padding-right="0.275cm" fo:wrap-option="wrap"/>
    </style:style>
    <style:style style:name="gr81" style:family="graphic" style:parent-style-name="objectwithoutfill">
      <style:graphic-properties draw:stroke="solid" draw:stroke-dash="Custom_20_Long_20_Dashed" draw:marker-end="Arrow" draw:marker-end-width="0.3cm" draw:fill="none" draw:textarea-vertical-align="middle"/>
    </style:style>
    <style:style style:name="gr82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83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84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8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86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87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8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89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1.826cm" fo:min-width="5.005cm" fo:padding-top="0.15cm" fo:padding-bottom="0.15cm" fo:padding-left="0.275cm" fo:padding-right="0.275cm" fo:wrap-option="wrap"/>
    </style:style>
    <style:style style:name="gr90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015cm" fo:padding-top="0.15cm" fo:padding-bottom="0.15cm" fo:padding-left="0.275cm" fo:padding-right="0.275cm" fo:wrap-option="wrap"/>
    </style:style>
    <style:style style:name="gr91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middle" draw:auto-grow-height="false" fo:min-height="1.943cm" fo:min-width="4.995cm" fo:padding-top="0.15cm" fo:padding-bottom="0.15cm" fo:padding-left="0.275cm" fo:padding-right="0.275cm" fo:wrap-option="wrap"/>
    </style:style>
    <style:style style:name="gr92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1.943cm" fo:min-width="4.995cm" fo:padding-top="0.15cm" fo:padding-bottom="0.15cm" fo:padding-left="0.275cm" fo:padding-right="0.275cm" fo:wrap-option="wrap"/>
    </style:style>
    <style:style style:name="gr93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4.396cm" fo:padding-top="0.15cm" fo:padding-bottom="0.15cm" fo:padding-left="0.275cm" fo:padding-right="0.275cm" fo:wrap-option="wrap"/>
    </style:style>
    <style:style style:name="gr94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4.396cm" fo:padding-top="0.15cm" fo:padding-bottom="0.15cm" fo:padding-left="0.275cm" fo:padding-right="0.275cm" fo:wrap-option="wrap"/>
    </style:style>
    <style:style style:name="gr9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4.396cm" fo:padding-top="0.15cm" fo:padding-bottom="0.15cm" fo:padding-left="0.275cm" fo:padding-right="0.275cm" fo:wrap-option="wrap"/>
    </style:style>
    <style:style style:name="gr96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3.126cm" fo:padding-top="0.15cm" fo:padding-bottom="0.15cm" fo:padding-left="0.275cm" fo:padding-right="0.275cm" fo:wrap-option="wrap"/>
    </style:style>
    <style:style style:name="gr97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3.126cm" fo:padding-top="0.15cm" fo:padding-bottom="0.15cm" fo:padding-left="0.275cm" fo:padding-right="0.275cm" fo:wrap-option="wrap"/>
    </style:style>
    <style:style style:name="gr9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3.126cm" fo:padding-top="0.15cm" fo:padding-bottom="0.15cm" fo:padding-left="0.275cm" fo:padding-right="0.275cm" fo:wrap-option="wrap"/>
    </style:style>
    <style:style style:name="gr99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100" style:family="graphic" style:parent-style-name="standard">
      <style:graphic-properties draw:stroke="none" svg:stroke-color="#000000" draw:fill="none" draw:fill-color="#ffffff" draw:textarea-vertical-align="middle" draw:auto-grow-width="true" fo:min-height="1.305cm" fo:min-width="4.574cm"/>
    </style:style>
    <style:style style:name="gr101" style:family="graphic" style:parent-style-name="standard">
      <style:graphic-properties draw:stroke="none" draw:stroke-dash="Dashed_20__28_var_29_" draw:fill="none" fo:min-height="1.02cm"/>
    </style:style>
    <style:style style:name="gr102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4.396cm" fo:padding-top="0.15cm" fo:padding-bottom="0.15cm" fo:padding-left="0.275cm" fo:padding-right="0.275cm" fo:wrap-option="wrap"/>
    </style:style>
    <style:style style:name="gr103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4.396cm" fo:padding-top="0.15cm" fo:padding-bottom="0.15cm" fo:padding-left="0.275cm" fo:padding-right="0.275cm" fo:wrap-option="wrap"/>
    </style:style>
    <style:style style:name="gr104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4.396cm" fo:padding-top="0.15cm" fo:padding-bottom="0.15cm" fo:padding-left="0.275cm" fo:padding-right="0.275cm" fo:wrap-option="wrap"/>
    </style:style>
    <style:style style:name="gr10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3.126cm" fo:padding-top="0.15cm" fo:padding-bottom="0.15cm" fo:padding-left="0.275cm" fo:padding-right="0.275cm" fo:wrap-option="wrap"/>
    </style:style>
    <style:style style:name="gr106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3.126cm" fo:padding-top="0.15cm" fo:padding-bottom="0.15cm" fo:padding-left="0.275cm" fo:padding-right="0.275cm" fo:wrap-option="wrap"/>
    </style:style>
    <style:style style:name="gr107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582cm" fo:min-width="3.126cm" fo:padding-top="0.15cm" fo:padding-bottom="0.15cm" fo:padding-left="0.275cm" fo:padding-right="0.275cm" fo:wrap-option="wrap"/>
    </style:style>
    <style:style style:name="gr10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4.38cm" fo:padding-top="0.15cm" fo:padding-bottom="0.15cm" fo:padding-left="0.275cm" fo:padding-right="0.275cm" fo:wrap-option="wrap"/>
    </style:style>
    <style:style style:name="gr109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5.886cm" fo:min-width="6.906cm" fo:padding-top="0.15cm" fo:padding-bottom="0.15cm" fo:padding-left="0.275cm" fo:padding-right="0.275cm" fo:wrap-option="wrap"/>
    </style:style>
    <style:style style:name="gr110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65cm" fo:padding-top="0.15cm" fo:padding-bottom="0.15cm" fo:padding-left="0.275cm" fo:padding-right="0.275cm" fo:wrap-option="wrap"/>
    </style:style>
    <style:style style:name="gr111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65cm" fo:padding-top="0.15cm" fo:padding-bottom="0.15cm" fo:padding-left="0.275cm" fo:padding-right="0.275cm" fo:wrap-option="wrap"/>
    </style:style>
    <style:style style:name="gr112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5.65cm" fo:padding-top="0.15cm" fo:padding-bottom="0.15cm" fo:padding-left="0.275cm" fo:padding-right="0.275cm" fo:wrap-option="wrap"/>
    </style:style>
    <style:style style:name="gr113" style:family="graphic" style:parent-style-name="standard">
      <style:graphic-properties draw:stroke="solid" svg:stroke-width="0.051cm" svg:stroke-color="#000000" draw:fill="none" draw:textarea-horizontal-align="justify" draw:textarea-vertical-align="top" draw:auto-grow-height="false" fo:min-height="5.886cm" fo:min-width="7.541cm" fo:padding-top="0.15cm" fo:padding-bottom="0.15cm" fo:padding-left="0.275cm" fo:padding-right="0.275cm" fo:wrap-option="wrap"/>
    </style:style>
    <style:style style:name="gr114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6.285cm" fo:padding-top="0.15cm" fo:padding-bottom="0.15cm" fo:padding-left="0.275cm" fo:padding-right="0.275cm" fo:wrap-option="wrap"/>
    </style:style>
    <style:style style:name="gr115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6.285cm" fo:padding-top="0.15cm" fo:padding-bottom="0.15cm" fo:padding-left="0.275cm" fo:padding-right="0.275cm" fo:wrap-option="wrap"/>
    </style:style>
    <style:style style:name="gr116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6.285cm" fo:padding-top="0.15cm" fo:padding-bottom="0.15cm" fo:padding-left="0.275cm" fo:padding-right="0.275cm" fo:wrap-option="wrap"/>
    </style:style>
    <style:style style:name="gr117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6.285cm" fo:padding-top="0.15cm" fo:padding-bottom="0.15cm" fo:padding-left="0.275cm" fo:padding-right="0.275cm" fo:wrap-option="wrap"/>
    </style:style>
    <style:style style:name="gr118" style:family="graphic" style:parent-style-name="standard" style:list-style-name="L1">
      <style:graphic-properties draw:stroke="solid" svg:stroke-width="0.051cm" svg:stroke-color="#000000" draw:fill="none" draw:textarea-horizontal-align="justify" draw:textarea-vertical-align="top" draw:auto-grow-height="false" fo:min-height="0.693cm" fo:min-width="6.285cm" fo:padding-top="0.15cm" fo:padding-bottom="0.15cm" fo:padding-left="0.275cm" fo:padding-right="0.275cm" fo:wrap-option="wrap"/>
    </style:style>
    <style:style style:name="P1" style:family="paragraph">
      <style:paragraph-properties fo:text-align="start"/>
      <style:text-properties style:font-name="DejaVu Sans Mono1"/>
    </style:style>
    <style:style style:name="P2" style:family="paragraph">
      <loext:graphic-properties draw:fill="none"/>
      <style:paragraph-properties fo:text-align="start"/>
      <style:text-properties style:font-name="DejaVu Sans Mono1" fo:font-size="14pt" style:font-size-asian="14pt" style:font-size-complex="14pt"/>
    </style:style>
    <style:style style:name="P3" style:family="paragraph">
      <style:paragraph-properties fo:text-align="start"/>
      <style:text-properties style:font-name="DejaVu Sans Mono1" fo:font-size="13pt" style:font-size-asian="13pt" style:font-size-complex="13pt"/>
    </style:style>
    <style:style style:name="P4" style:family="paragraph">
      <loext:graphic-properties draw:fill="none"/>
      <style:paragraph-properties fo:text-align="start"/>
      <style:text-properties style:font-name="DejaVu Sans Mono1"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style:font-name="DejaVu Sans Mono1" fo:font-size="18pt"/>
    </style:style>
    <style:style style:name="P12" style:family="paragraph">
      <loext:graphic-properties draw:fill="none"/>
      <style:paragraph-properties fo:text-align="center"/>
      <style:text-properties style:font-name="DejaVu Sans Mono1" fo:font-size="18pt"/>
    </style:style>
    <style:style style:name="P13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style:font-name="DejaVu Sans Mono1"/>
    </style:style>
    <style:style style:name="P16" style:family="paragraph">
      <loext:graphic-properties draw:fill="none"/>
      <style:paragraph-properties fo:text-align="center"/>
      <style:text-properties style:font-name="DejaVu Sans Mono1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style:font-name="DejaVu Sans Mono1" fo:font-size="24pt" style:font-size-asian="24pt" style:font-size-complex="24pt"/>
    </style:style>
    <style:style style:name="P19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20" style:family="paragraph">
      <style:paragraph-properties fo:text-align="center"/>
      <style:text-properties style:font-name="DejaVu Sans Mono1" fo:font-size="16pt" style:font-size-asian="16pt" style:font-size-complex="16pt"/>
    </style:style>
    <style:style style:name="P21" style:family="paragraph">
      <loext:graphic-properties draw:fill="none" draw:fill-color="#ffffff"/>
      <style:paragraph-properties fo:text-align="center"/>
      <style:text-properties style:font-name="DejaVu Sans Mono1" fo:font-size="16pt" style:font-size-asian="16pt" style:font-size-complex="16pt"/>
    </style:style>
    <style:style style:name="P22" style:family="paragraph">
      <style:paragraph-properties fo:text-align="center"/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/>
      <style:paragraph-properties fo:text-align="center"/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DejaVu Sans Mono1" fo:font-size="13pt" style:font-size-asian="13pt" style:font-size-complex="13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DejaVu Sans Mono1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1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 fo:font-size="22pt" style:font-size-asian="22pt" style:font-size-complex="22pt"/>
    </style:style>
    <style:style style:name="T11" style:family="text">
      <style:text-properties style:font-name="DejaVu Sans Mono1" fo:font-size="18pt" style:font-size-asian="18pt" style:font-size-complex="18pt"/>
    </style:style>
    <style:style style:name="T12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08cm" svg:height="1.016cm" svg:x="6.715cm" svg:y="6.08cm">
            <text:p text:style-name="P1"><text:span text:style-name="T1">128 – mute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08cm" svg:height="2.032cm" svg:x="6.715cm" svg:y="8.647cm">
            <text:p text:style-name="P3"><text:span text:style-name="T1">132 – target x</text:span></text:p>
            <text:p text:style-name="P3"><text:span text:style-name="T1">133 – target y</text:span></text:p>
            <text:p text:style-name="P3"><text:span text:style-name="T1">134 – target z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5.08cm" svg:height="1.016cm" svg:x="6.715cm" svg:y="7.35cm">
            <text:p text:style-name="P3"><text:span text:style-name="T1">130 – comma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08cm" svg:height="1.016cm" svg:x="6.715cm" svg:y="13.192cm">
            <text:p text:style-name="P1"><text:span text:style-name="T1">141 – e-stop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08cm" svg:height="2.032cm" svg:x="6.715cm" svg:y="10.906cm">
            <text:p text:style-name="P3"><text:span text:style-name="T1">135 – current x</text:span></text:p>
            <text:p text:style-name="P3"><text:span text:style-name="T1">136 – current y</text:span></text:p>
            <text:p text:style-name="P3"><text:span text:style-name="T1">137 – current z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6.35cm" svg:height="10.16cm" svg:x="6.08cm" svg:y="4.81cm">
            <text:p text:style-name="P5">Modbus 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6" draw:layer="layout" svg:width="11.43cm" svg:height="10.16cm" svg:x="15.605cm" svg:y="4.81cm">
          <text:p text:style-name="P5">Robot Program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0.16cm" svg:height="8.255cm" svg:x="16.24cm" svg:y="6.08cm">
          <text:p text:style-name="P7"><text:span text:style-name="T2">acquire mutex</text:span></text:p>
          <text:p text:style-name="P7"><text:span text:style-name="T2"><text:tab/></text:span><text:span text:style-name="T2">what is value of </text:span><text:span text:style-name="T3">command</text:span><text:span text:style-name="T2">?</text:span></text:p>
          <text:p text:style-name="P7"><text:span text:style-name="T2"><text:tab/></text:span><text:span text:style-name="T2">1: home</text:span></text:p>
          <text:p text:style-name="P7"><text:span text:style-name="T2"><text:tab/></text:span><text:span text:style-name="T2">2: take photo</text:span></text:p>
          <text:p text:style-name="P7"><text:span text:style-name="T2"><text:tab/></text:span><text:span text:style-name="T2">3: move to target</text:span></text:p>
          <text:p text:style-name="P7"><text:span text:style-name="T2"><text:tab/></text:span><text:span text:style-name="T2">4: get temperature</text:span></text:p>
          <text:p text:style-name="P7"><text:span text:style-name="T2"><text:tab/></text:span><text:span text:style-name="T2">5: flip target</text:span></text:p>
          <text:p text:style-name="P7"><text:span text:style-name="T2"><text:tab/></text:span><text:span text:style-name="T2">6: deposit to conveyor</text:span></text:p>
          <text:p text:style-name="P7"><text:span text:style-name="T2">set command to 0</text:span></text:p>
          <text:p text:style-name="P7"><text:span text:style-name="T2">release mut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2.225cm" svg:height="13.335cm" svg:x="5.445cm" svg:y="2.27cm">
          <text:p text:style-name="P9"><text:span text:style-name="T4">UR3 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2.811cm" svg:y1="9.736cm" svg:x2="15.351cm" svg:y2="9.736cm">
          <text:p/>
        </draw:line>
        <draw:line draw:style-name="gr7" draw:text-style-name="P6" draw:layer="layout" svg:x1="15.224cm" svg:y1="11.922cm" svg:x2="12.684cm" svg:y2="11.922cm">
          <text:p/>
        </draw:line>
        <draw:line draw:style-name="gr7" draw:text-style-name="P6" draw:layer="layout" svg:x1="12.684cm" svg:y1="13.7cm" svg:x2="15.224cm" svg:y2="13.7cm">
          <text:p/>
        </draw:line>
        <draw:line draw:style-name="gr8" draw:text-style-name="P6" draw:layer="layout" svg:x1="12.811cm" svg:y1="7.885cm" svg:x2="15.351cm" svg:y2="7.885cm">
          <text:p/>
        </draw:line>
        <draw:line draw:style-name="gr8" draw:text-style-name="P6" draw:layer="layout" svg:x1="12.811cm" svg:y1="6.588cm" svg:x2="15.351cm" svg:y2="6.588cm">
          <text:p/>
        </draw:line>
        <draw:custom-shape draw:style-name="gr9" draw:text-style-name="P6" draw:layer="layout" svg:width="3.81cm" svg:height="1.778cm" svg:x="1.254cm" svg:y="9.041cm">
          <text:p text:style-name="P5">Etherne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0" draw:text-style-name="P12" draw:layer="layout" svg:width="27.7cm" svg:height="4.903cm" svg:x="1.1cm" svg:y="15.197cm">
          <text:p text:style-name="P11"><text:span text:style-name="T5">Hardwa</text:span><text:span text:style-name="T5">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7.7cm" svg:height="1.905cm" svg:x="1.1cm" svg:y="1.1cm">
          <text:p text:style-name="P11"><text:span text:style-name="T5">Qt 5 Gui </text:span><text:span text:style-name="T5">Applicat</text:span><text:span text:style-name="T5">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2" draw:id="id2" draw:layer="layout" svg:width="7.62cm" svg:height="3.175cm" svg:x="9.99cm" svg:y="4.28cm">
          <text:p text:style-name="P11"><text:span text:style-name="T5">RecipeSche</text:span><text:span text:style-name="T5">du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1" draw:id="id1" draw:layer="layout" svg:width="6.35cm" svg:height="3.175cm" svg:x="1.07cm" svg:y="4.28cm">
          <text:p text:style-name="P11"><text:span text:style-name="T5">Image </text:span><text:span text:style-name="T5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9" draw:id="id9" draw:layer="layout" svg:width="3.81cm" svg:height="2.54cm" svg:x="1.798cm" svg:y="15.832cm">
          <text:p text:style-name="P13"><text:span text:style-name="T6">USB Came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xml:id="id3" draw:id="id3" draw:layer="layout" svg:width="4.445cm" svg:height="2.54cm" svg:x="6.78cm" svg:y="15.832cm">
          <text:p text:style-name="P13"><text:span text:style-name="T6">Temperature Sen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7" draw:id="id7" draw:layer="layout" svg:width="3.81cm" svg:height="2.54cm" svg:x="18.28cm" svg:y="15.832cm">
          <text:p text:style-name="P13"><text:span text:style-name="T6">Conveyor Dr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xml:id="id5" draw:id="id5" draw:layer="layout" svg:width="3.175cm" svg:height="2.54cm" svg:x="14.87cm" svg:y="15.832cm">
          <text:p text:style-name="P13"><text:span text:style-name="T6">Grid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4" draw:id="id4" draw:layer="layout" svg:width="3.175cm" svg:height="2.54cm" svg:x="11.46cm" svg:y="15.832cm">
          <text:p text:style-name="P13"><text:span text:style-name="T6">Butt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8" draw:id="id8" draw:layer="layout" svg:width="3.81cm" svg:height="2.54cm" svg:x="23.96cm" svg:y="15.832cm">
          <text:p text:style-name="P13"><text:span text:style-name="T6">Rob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svg:x1="4.245cm" svg:y1="4.28cm" svg:x2="4.245cm" svg:y2="3.01cm" draw:start-shape="id1" draw:start-glue-point="0" svg:d="M4245 4280v-1270" svg:viewBox="0 0 1 1271">
          <text:p/>
        </draw:connector>
        <draw:connector draw:style-name="gr20" draw:text-style-name="P6" draw:layer="layout" svg:x1="13.8cm" svg:y1="4.28cm" svg:x2="13.8cm" svg:y2="3.01cm" draw:start-shape="id2" draw:start-glue-point="0" svg:d="M13800 4280v-1270" svg:viewBox="0 0 1 1271">
          <text:p/>
        </draw:connector>
        <draw:connector draw:style-name="gr20" draw:text-style-name="P6" draw:layer="layout" svg:x1="7.42cm" svg:y1="5.867cm" svg:x2="9.99cm" svg:y2="5.867cm" draw:start-shape="id1" draw:start-glue-point="1" draw:end-shape="id2" draw:end-glue-point="3" svg:d="M7420 5867h2570" svg:viewBox="0 0 2571 1">
          <text:p/>
        </draw:connector>
        <draw:custom-shape draw:style-name="gr21" draw:text-style-name="P12" draw:layer="layout" svg:width="16.51cm" svg:height="5.842cm" svg:x="6.18cm" svg:y="8.72cm">
          <text:p text:style-name="P11"><text:span text:style-name="T5">Mezzan</text:span><text:span text:style-name="T5">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5.459cm" svg:height="5.842cm" svg:x="23.325cm" svg:y="8.72cm">
          <text:p text:style-name="P11"><text:span text:style-name="T5">RobotCon</text:span><text:span text:style-name="T5">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9.002cm" svg:y1="15.832cm" svg:x2="9.037cm" svg:y2="14.6cm" draw:start-shape="id3" draw:start-glue-point="0" svg:d="M9002 15832l35-1232" svg:viewBox="0 0 36 1233">
          <text:p/>
        </draw:connector>
        <draw:connector draw:style-name="gr20" draw:text-style-name="P6" draw:layer="layout" draw:type="line" svg:x1="13.047cm" svg:y1="15.832cm" svg:x2="13.065cm" svg:y2="14.627cm" draw:start-shape="id4" draw:start-glue-point="0" svg:d="M13047 15832l18-1205" svg:viewBox="0 0 19 1206">
          <text:p/>
        </draw:connector>
        <draw:connector draw:style-name="gr20" draw:text-style-name="P6" xml:id="id6" draw:id="id6" draw:layer="layout" draw:type="line" svg:x1="16.457cm" svg:y1="15.832cm" svg:x2="16.457cm" svg:y2="15.832cm" draw:start-shape="id5" draw:start-glue-point="0" draw:end-shape="id5" draw:end-glue-point="0" svg:d="M16457 15832z" svg:viewBox="0 0 1 1">
          <text:p/>
        </draw:connector>
        <draw:connector draw:style-name="gr20" draw:text-style-name="P6" draw:layer="layout" draw:type="line" svg:x1="16.457cm" svg:y1="15.832cm" svg:x2="16.44cm" svg:y2="14.5cm" draw:start-shape="id6" draw:start-glue-point="0" svg:d="M16457 15832l-17-1332" svg:viewBox="0 0 18 1333">
          <text:p/>
        </draw:connector>
        <draw:connector draw:style-name="gr20" draw:text-style-name="P6" draw:layer="layout" draw:type="line" svg:x1="20.185cm" svg:y1="15.832cm" svg:x2="20.15cm" svg:y2="14.5cm" draw:start-shape="id7" draw:start-glue-point="0" svg:d="M20185 15832l-35-1332" svg:viewBox="0 0 36 1333">
          <text:p/>
        </draw:connector>
        <draw:connector draw:style-name="gr20" draw:text-style-name="P6" draw:layer="layout" draw:type="line" svg:x1="25.865cm" svg:y1="15.832cm" svg:x2="25.865cm" svg:y2="14.6cm" draw:start-shape="id8" draw:start-glue-point="0" svg:d="M25865 15832v-1232" svg:viewBox="0 0 1 1233">
          <text:p/>
        </draw:connector>
        <draw:connector draw:style-name="gr20" draw:text-style-name="P6" draw:layer="layout" draw:type="line" svg:x1="13.8cm" svg:y1="8.702cm" svg:x2="13.8cm" svg:y2="7.455cm" draw:end-shape="id2" draw:end-glue-point="2" svg:d="M13800 8702v-1247" svg:viewBox="0 0 1 1248">
          <text:p/>
        </draw:connector>
        <draw:connector draw:style-name="gr23" draw:text-style-name="P6" draw:layer="layout" svg:x1="26.55cm" svg:y1="3.006cm" svg:x2="26.55cm" svg:y2="8.702cm" svg:d="M26550 3006v5696" svg:viewBox="0 0 1 5697">
          <text:p/>
        </draw:connector>
        <draw:connector draw:style-name="gr23" draw:text-style-name="P6" draw:layer="layout" svg:x1="3.703cm" svg:y1="15.832cm" svg:x2="3.703cm" svg:y2="7.42cm" draw:start-shape="id9" draw:start-glue-point="0" svg:d="M3703 15832v-8412" svg:viewBox="0 0 1 8413">
          <text:p/>
        </draw:connector>
        <draw:connector draw:style-name="gr20" draw:text-style-name="P6" draw:layer="layout" draw:type="line" svg:x1="20.278cm" svg:y1="3.005cm" svg:x2="20.278cm" svg:y2="8.701cm" svg:d="M20278 3005v5696" svg:viewBox="0 0 1 5697">
          <text:p/>
        </draw:connector>
        <draw:ellipse draw:style-name="gr24" draw:text-style-name="P6" xml:id="id10" draw:id="id10" draw:layer="layout" svg:width="0.76cm" svg:height="0.762cm" svg:x="19.898cm" svg:y="5.486cm" draw:kind="arc" draw:start-angle="0" draw:end-angle="180">
          <text:p/>
        </draw:ellipse>
        <draw:connector draw:style-name="gr24" draw:text-style-name="P6" draw:layer="layout" svg:x1="17.61cm" svg:y1="5.867cm" svg:x2="19.898cm" svg:y2="5.867cm" draw:start-shape="id2" draw:start-glue-point="1" draw:end-shape="id10" draw:end-glue-point="3" svg:d="M17610 5867h2288" svg:viewBox="0 0 2289 1">
          <text:p/>
        </draw:connector>
        <draw:connector draw:style-name="gr23" draw:text-style-name="P6" draw:layer="layout" draw:line-skew="1.705cm" svg:x1="20.658cm" svg:y1="5.867cm" svg:x2="24.595cm" svg:y2="8.72cm" draw:start-shape="id10" draw:start-glue-point="1" svg:d="M20658 5867h3937v2853" svg:viewBox="0 0 3938 2854">
          <text:p/>
        </draw:connector>
      </draw:page>
      <draw:page draw:name="page3" draw:style-name="dp1" draw:master-page-name="Default">
        <draw:custom-shape draw:style-name="gr10" draw:text-style-name="P16" draw:layer="layout" svg:width="27.7cm" svg:height="4.903cm" svg:x="1.1cm" svg:y="15.197cm">
          <text:p text:style-name="P15"><text:span text:style-name="T5">Hardw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27.7cm" svg:height="1.905cm" svg:x="1.1cm" svg:y="1.1cm">
          <text:p text:style-name="P15"><text:span text:style-name="T5">Qt 5 Gui </text:span><text:span text:style-name="T5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12" draw:id="id12" draw:layer="layout" svg:width="7.62cm" svg:height="3.175cm" svg:x="9.99cm" svg:y="4.28cm">
          <text:p text:style-name="P15"><text:span text:style-name="T5">RecipeSchedu</text:span><text:span text:style-name="T5">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xml:id="id11" draw:id="id11" draw:layer="layout" svg:width="6.35cm" svg:height="3.175cm" svg:x="1.07cm" svg:y="4.28cm">
          <text:p text:style-name="P15"><text:span text:style-name="T5">Image </text:span><text:span text:style-name="T5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22" draw:id="id22" draw:layer="layout" svg:width="3.81cm" svg:height="2.54cm" svg:x="1.798cm" svg:y="15.832cm">
          <text:p text:style-name="P13"><text:span text:style-name="T6">US</text:span><text:span text:style-name="T6">B </text:span><text:span text:style-name="T6">Ca</text:span><text:span text:style-name="T6">me</text:span><text:span text:style-name="T6">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13" draw:id="id13" draw:layer="layout" svg:width="4.445cm" svg:height="2.54cm" svg:x="6.78cm" svg:y="15.832cm">
          <text:p text:style-name="P13"><text:span text:style-name="T6">Temperature Sen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18" draw:id="id18" draw:layer="layout" svg:width="3.81cm" svg:height="2.54cm" svg:x="18.28cm" svg:y="15.832cm">
          <text:p text:style-name="P13"><text:span text:style-name="T6">Conveyor </text:span><text:span text:style-name="T6">Dr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16" draw:id="id16" draw:layer="layout" svg:width="3.175cm" svg:height="2.54cm" svg:x="14.87cm" svg:y="15.832cm">
          <text:p text:style-name="P13"><text:span text:style-name="T6">Grid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xml:id="id15" draw:id="id15" draw:layer="layout" svg:width="3.175cm" svg:height="2.54cm" svg:x="11.46cm" svg:y="15.832cm">
          <text:p text:style-name="P13"><text:span text:style-name="T6">Butt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19" draw:id="id19" draw:layer="layout" svg:width="3.81cm" svg:height="2.54cm" svg:x="23.96cm" svg:y="15.832cm">
          <text:p text:style-name="P13"><text:span text:style-name="T6">Rob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svg:x1="4.245cm" svg:y1="4.28cm" svg:x2="4.245cm" svg:y2="3.01cm" draw:start-shape="id11" draw:start-glue-point="0" svg:d="M4245 4280v-1270" svg:viewBox="0 0 1 1271">
          <text:p/>
        </draw:connector>
        <draw:connector draw:style-name="gr20" draw:text-style-name="P6" draw:layer="layout" svg:x1="13.8cm" svg:y1="4.28cm" svg:x2="13.8cm" svg:y2="3.01cm" draw:start-shape="id12" draw:start-glue-point="0" svg:d="M13800 4280v-1270" svg:viewBox="0 0 1 1271">
          <text:p/>
        </draw:connector>
        <draw:connector draw:style-name="gr20" draw:text-style-name="P6" draw:layer="layout" svg:x1="7.42cm" svg:y1="5.867cm" svg:x2="9.99cm" svg:y2="5.867cm" draw:start-shape="id11" draw:start-glue-point="1" draw:end-shape="id12" draw:end-glue-point="3" svg:d="M7420 5867h2570" svg:viewBox="0 0 2571 1">
          <text:p/>
        </draw:connector>
        <draw:custom-shape draw:style-name="gr31" draw:text-style-name="P14" xml:id="id21" draw:id="id21" draw:layer="layout" svg:width="10.541cm" svg:height="1.27cm" svg:x="11.514cm" svg:y="12.53cm">
          <text:p text:style-name="P13"><text:span text:style-name="T6">sys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4" xml:id="id14" draw:id="id14" draw:layer="layout" svg:width="4.445cm" svg:height="1.27cm" svg:x="6.815cm" svg:y="12.53cm">
          <text:p text:style-name="P13"><text:span text:style-name="T6">i2c-t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xml:id="id20" draw:id="id20" draw:layer="layout" svg:width="3.81cm" svg:height="1.27cm" svg:x="23.96cm" svg:y="12.53cm">
          <text:p text:style-name="P13"><text:span text:style-name="T6">libmod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16.51cm" svg:height="5.842cm" svg:x="6.18cm" svg:y="8.72cm">
          <text:p text:style-name="P15"><text:span text:style-name="T5">Mezzan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5.459cm" svg:height="5.842cm" svg:x="23.325cm" svg:y="8.72cm">
          <text:p text:style-name="P15"><text:span text:style-name="T5">Robot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xml:id="id23" draw:id="id23" draw:layer="layout" svg:width="3.937cm" svg:height="1.27cm" svg:x="1.735cm" svg:y="5.55cm">
          <text:p text:style-name="P13"><text:span text:style-name="T6">OpenC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9.002cm" svg:y1="15.832cm" svg:x2="9.037cm" svg:y2="13.8cm" draw:start-shape="id13" draw:start-glue-point="0" draw:end-shape="id14" draw:end-glue-point="2" svg:d="M9002 15832l35-2032" svg:viewBox="0 0 36 2033">
          <text:p/>
        </draw:connector>
        <draw:connector draw:style-name="gr20" draw:text-style-name="P6" draw:layer="layout" draw:type="line" svg:x1="13.047cm" svg:y1="15.832cm" svg:x2="13.065cm" svg:y2="13.927cm" draw:start-shape="id15" draw:start-glue-point="0" svg:d="M13047 15832l18-1905" svg:viewBox="0 0 19 1906">
          <text:p/>
        </draw:connector>
        <draw:connector draw:style-name="gr20" draw:text-style-name="P6" xml:id="id17" draw:id="id17" draw:layer="layout" draw:type="line" svg:x1="16.457cm" svg:y1="15.832cm" svg:x2="16.457cm" svg:y2="15.832cm" draw:start-shape="id16" draw:start-glue-point="0" draw:end-shape="id16" draw:end-glue-point="0" svg:d="M16457 15832z" svg:viewBox="0 0 1 1">
          <text:p/>
        </draw:connector>
        <draw:connector draw:style-name="gr20" draw:text-style-name="P6" draw:layer="layout" draw:type="line" svg:x1="16.457cm" svg:y1="15.832cm" svg:x2="16.44cm" svg:y2="13.8cm" draw:start-shape="id17" draw:start-glue-point="0" svg:d="M16457 15832l-17-2032" svg:viewBox="0 0 18 2033">
          <text:p/>
        </draw:connector>
        <draw:connector draw:style-name="gr20" draw:text-style-name="P6" draw:layer="layout" draw:type="line" svg:x1="20.185cm" svg:y1="15.832cm" svg:x2="20.15cm" svg:y2="13.8cm" draw:start-shape="id18" draw:start-glue-point="0" svg:d="M20185 15832l-35-2032" svg:viewBox="0 0 36 2033">
          <text:p/>
        </draw:connector>
        <draw:connector draw:style-name="gr20" draw:text-style-name="P6" draw:layer="layout" draw:type="line" svg:x1="25.865cm" svg:y1="15.832cm" svg:x2="25.865cm" svg:y2="13.8cm" draw:start-shape="id19" draw:start-glue-point="0" draw:end-shape="id20" draw:end-glue-point="2" svg:d="M25865 15832v-2032" svg:viewBox="0 0 1 2033">
          <text:p/>
        </draw:connector>
        <draw:custom-shape draw:style-name="gr35" draw:text-style-name="P14" draw:layer="layout" svg:width="15.113cm" svg:height="1.27cm" svg:x="6.815cm" svg:y="9.99cm">
          <text:p text:style-name="P13"><text:span text:style-name="T6">UNIX pip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9.037cm" svg:y1="12.53cm" svg:x2="9.037cm" svg:y2="11.26cm" draw:start-shape="id14" draw:start-glue-point="0" svg:d="M9037 12530v-1270" svg:viewBox="0 0 1 1271">
          <text:p/>
        </draw:connector>
        <draw:connector draw:style-name="gr20" draw:text-style-name="P6" draw:layer="layout" draw:type="line" svg:x1="16.784cm" svg:y1="12.53cm" svg:x2="16.784cm" svg:y2="11.26cm" draw:start-shape="id21" draw:start-glue-point="0" svg:d="M16784 12530v-1270" svg:viewBox="0 0 1 1271">
          <text:p/>
        </draw:connector>
        <draw:connector draw:style-name="gr20" draw:text-style-name="P6" draw:layer="layout" draw:type="line" svg:x1="13.8cm" svg:y1="8.702cm" svg:x2="13.8cm" svg:y2="7.455cm" draw:end-shape="id12" draw:end-glue-point="2" svg:d="M13800 8702v-1247" svg:viewBox="0 0 1 1248">
          <text:p/>
        </draw:connector>
        <draw:custom-shape draw:style-name="gr36" draw:text-style-name="P14" draw:layer="layout" svg:width="5.08cm" svg:height="1.27cm" svg:x="11.26cm" svg:y="5.545cm">
          <text:p text:style-name="P13"><text:span text:style-name="T6">GLi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6.55cm" svg:y1="3.006cm" svg:x2="26.55cm" svg:y2="8.702cm" svg:d="M26550 3006v5696" svg:viewBox="0 0 1 5697">
          <text:p/>
        </draw:connector>
        <draw:connector draw:style-name="gr23" draw:text-style-name="P6" draw:layer="layout" svg:x1="3.703cm" svg:y1="15.832cm" svg:x2="3.703cm" svg:y2="6.82cm" draw:start-shape="id22" draw:start-glue-point="0" draw:end-shape="id23" draw:end-glue-point="2" svg:d="M3703 15832v-9012" svg:viewBox="0 0 1 9013">
          <text:p/>
        </draw:connector>
        <draw:connector draw:style-name="gr20" draw:text-style-name="P6" draw:layer="layout" draw:type="line" svg:x1="20.278cm" svg:y1="3.005cm" svg:x2="20.278cm" svg:y2="8.701cm" svg:d="M20278 3005v5696" svg:viewBox="0 0 1 5697">
          <text:p/>
        </draw:connector>
        <draw:ellipse draw:style-name="gr24" draw:text-style-name="P6" xml:id="id24" draw:id="id24" draw:layer="layout" svg:width="0.76cm" svg:height="0.762cm" svg:x="19.898cm" svg:y="5.486cm" draw:kind="arc" draw:start-angle="0" draw:end-angle="180">
          <text:p/>
        </draw:ellipse>
        <draw:connector draw:style-name="gr24" draw:text-style-name="P6" draw:layer="layout" svg:x1="17.61cm" svg:y1="5.867cm" svg:x2="19.898cm" svg:y2="5.867cm" draw:start-shape="id12" draw:start-glue-point="1" draw:end-shape="id24" draw:end-glue-point="3" svg:d="M17610 5867h2288" svg:viewBox="0 0 2289 1">
          <text:p/>
        </draw:connector>
        <draw:connector draw:style-name="gr23" draw:text-style-name="P6" draw:layer="layout" draw:line-skew="1.705cm" svg:x1="20.658cm" svg:y1="5.867cm" svg:x2="24.595cm" svg:y2="8.72cm" draw:start-shape="id24" draw:start-glue-point="1" svg:d="M20658 5867h3937v2853" svg:viewBox="0 0 3938 2854">
          <text:p/>
        </draw:connector>
      </draw:page>
      <draw:page draw:name="page4" draw:style-name="dp1" draw:master-page-name="Default">
        <draw:custom-shape draw:style-name="gr37" draw:text-style-name="P8" draw:layer="layout" svg:width="5.08cm" svg:height="5.715cm" svg:x="13.7cm" svg:y="13.065cm">
          <text:p text:style-name="P7"><text:span text:style-name="T6">R</text:span><text:span text:style-name="T6">e</text:span><text:span text:style-name="T6">c</text:span><text:span text:style-name="T6">i</text:span><text:span text:style-name="T6">p</text:span><text:span text:style-name="T6">e</text:span><text:span text:style-name="T6">S</text:span><text:span text:style-name="T6">t</text:span><text:span text:style-name="T6">e</text:span><text:span text:style-name="T6">p</text:span></text:p>
          <text:list text:style-name="L1">
            <text:list-item>
              <text:p text:style-name="P7"><text:span text:style-name="T7">n</text:span><text:span text:style-name="T7">a</text:span><text:span text:style-name="T7">m</text:span><text:span text:style-name="T7">e</text:span></text:p>
            </text:list-item>
          </text:list>
          <text:list text:style-name="L2">
            <text:list-item>
              <text:p text:style-name="P17"><text:span text:style-name="T8">D</text:span><text:span text:style-name="T8">o</text:span><text:span text:style-name="T8">n</text:span><text:span text:style-name="T8">e</text:span><text:span text:style-name="T8">C</text:span><text:span text:style-name="T8">h</text:span><text:span text:style-name="T8">e</text:span><text:span text:style-name="T8">c</text:span><text:span text:style-name="T8">k</text:span></text:p>
            </text:list-item>
          </text:list>
          <text:list text:style-name="L1">
            <text:list-item>
              <text:p text:style-name="P7"><text:span text:style-name="T9">A</text:span><text:span text:style-name="T9">c</text:span><text:span text:style-name="T9">t</text:span><text:span text:style-name="T9">i</text:span><text:span text:style-name="T9">o</text:span><text:span text:style-name="T9">n</text:span></text:p>
            </text:list-item>
            <text:list-item>
              <text:p text:style-name="P7"><text:span text:style-name="T7">t</text:span><text:span text:style-name="T7">i</text:span><text:span text:style-name="T7">m</text:span><text:span text:style-name="T7">e</text:span><text:span text:style-name="T7">r</text:span></text:p>
            </text:list-item>
            <text:list-item>
              <text:p text:style-name="P7"><text:span text:style-name="T7">m</text:span><text:span text:style-name="T7">a</text:span><text:span text:style-name="T7">x</text:span><text:span text:style-name="T7">i</text:span><text:span text:style-name="T7">m</text:span><text:span text:style-name="T7">u</text:span><text:span text:style-name="T7">m</text:span><text:span text:style-name="T7">T</text:span><text:span text:style-name="T7">i</text:span><text:span text:style-name="T7">m</text:span><text:span text:style-name="T7">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5.08cm" svg:height="3.81cm" svg:x="21.32cm" svg:y="9.255cm">
          <text:p text:style-name="P7"><text:span text:style-name="T6">Data</text:span></text:p>
          <text:list text:style-name="L1">
            <text:list-item>
              <text:p text:style-name="P7"><text:span text:style-name="T7">ingredient properti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" draw:layer="layout" svg:width="5.08cm" svg:height="5.715cm" svg:x="7.35cm" svg:y="9.255cm">
          <text:p text:style-name="P7"><text:span text:style-name="T6">Recipe</text:span></text:p>
          <text:list text:style-name="L1">
            <text:list-item>
              <text:p text:style-name="P7"><text:span text:style-name="T7">Ingredient</text:span></text:p>
            </text:list-item>
            <text:list-item>
              <text:p text:style-name="P7"><text:span text:style-name="T7">Queue:</text:span></text:p>
              <text:list>
                <text:list-item>
                  <text:p text:style-name="P7"><text:span text:style-name="T7">RecipeSte</text:span><text:span text:style-name="T7">p</text:span></text:p>
                </text:list-item>
                <text:list-item>
                  <text:p text:style-name="P7"><text:span text:style-name="T7">RecipeSte</text:span><text:span text:style-name="T7">p</text:span></text:p>
                </text:list-item>
                <text:list-item>
                  <text:p text:style-name="P7"><text:span text:style-name="T7">...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2" draw:layer="layout" svg:width="7.62cm" svg:height="10.795cm" svg:x="20.05cm" svg:y="7.985cm">
          <text:p text:style-name="P11"><text:span text:style-name="T5">Ingred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" draw:layer="layout" svg:width="5.08cm" svg:height="3.81cm" svg:x="21.32cm" svg:y="14.335cm">
          <text:p text:style-name="P7"><text:span text:style-name="T6">Code</text:span></text:p>
          <text:list text:style-name="L1">
            <text:list-item>
              <text:p text:style-name="P7"><text:span text:style-name="T9">doneness fn</text:span></text:p>
            </text:list-item>
            <text:list-item>
              <text:p text:style-name="P7"><text:span text:style-name="T9">cook step</text:span></text:p>
            </text:list-item>
            <text:list-item>
              <text:p text:style-name="P7"><text:span text:style-name="T9">cook step...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7.764cm" svg:y1="15.351cm" svg:x2="21.066cm" svg:y2="15.732cm">
          <text:p/>
        </draw:line>
        <draw:line draw:style-name="gr7" draw:text-style-name="P6" draw:layer="layout" svg:x1="17.637cm" svg:y1="16.24cm" svg:x2="20.939cm" svg:y2="16.621cm">
          <text:p/>
        </draw:line>
        <draw:line draw:style-name="gr8" draw:text-style-name="P6" draw:layer="layout" svg:x1="23.86cm" svg:y1="14.335cm" svg:x2="23.86cm" svg:y2="13.065cm">
          <text:p/>
        </draw:line>
        <draw:custom-shape draw:style-name="gr42" draw:text-style-name="P8" draw:layer="layout" svg:width="5.08cm" svg:height="5.715cm" svg:x="1cm" svg:y="9.255cm">
          <text:p text:style-name="P7"><text:span text:style-name="T6">RecipeList</text:span></text:p>
          <text:list text:style-name="L1">
            <text:list-item>
              <text:p text:style-name="P7"><text:span text:style-name="T7">Recipe</text:span></text:p>
            </text:list-item>
            <text:list-item>
              <text:p text:style-name="P7"><text:span text:style-name="T7">Recipe</text:span></text:p>
            </text:list-item>
            <text:list-item>
              <text:p text:style-name="P7"><text:span text:style-name="T7">...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1.922cm" svg:y1="10.652cm" svg:x2="20.939cm" svg:y2="9.763cm">
          <text:p/>
        </draw:line>
        <draw:line draw:style-name="gr7" draw:text-style-name="P6" draw:layer="layout" svg:x1="12.049cm" svg:y1="12.43cm" svg:x2="13.573cm" svg:y2="13.319cm">
          <text:p/>
        </draw:line>
        <draw:line draw:style-name="gr7" draw:text-style-name="P6" draw:layer="layout" svg:x1="4.302cm" svg:y1="10.652cm" svg:x2="7.223cm" svg:y2="9.89cm">
          <text:p/>
        </draw:line>
      </draw:page>
      <draw:page draw:name="page5" draw:style-name="dp1" draw:master-page-name="Default">
        <draw:custom-shape draw:style-name="gr43" draw:text-style-name="P8" draw:layer="layout" svg:width="5.08cm" svg:height="5.715cm" svg:x="13.7cm" svg:y="13.065cm">
          <text:p text:style-name="P7"><text:span text:style-name="T6">RecipeStep</text:span></text:p>
          <text:list text:style-name="L1">
            <text:list-item>
              <text:p text:style-name="P7"><text:span text:style-name="T7">name</text:span></text:p>
            </text:list-item>
          </text:list>
          <text:list text:style-name="L2">
            <text:list-item>
              <text:p text:style-name="P17"><text:span text:style-name="T8">DoneCheck</text:span></text:p>
            </text:list-item>
          </text:list>
          <text:list text:style-name="L1">
            <text:list-item>
              <text:p text:style-name="P7"><text:span text:style-name="T9">Action</text:span></text:p>
            </text:list-item>
            <text:list-item>
              <text:p text:style-name="P7"><text:span text:style-name="T7">timer</text:span></text:p>
            </text:list-item>
            <text:list-item>
              <text:p text:style-name="P7"><text:span text:style-name="T7">maximumTim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" draw:layer="layout" svg:width="5.08cm" svg:height="3.81cm" svg:x="21.32cm" svg:y="9.255cm">
          <text:p text:style-name="P7"><text:span text:style-name="T6">Data</text:span></text:p>
          <text:list text:style-name="L1">
            <text:list-item>
              <text:p text:style-name="P7"><text:span text:style-name="T7">x</text:span></text:p>
            </text:list-item>
            <text:list-item>
              <text:p text:style-name="P7"><text:span text:style-name="T7">y</text:span></text:p>
            </text:list-item>
            <text:list-item>
              <text:p text:style-name="P7"><text:span text:style-name="T7">temp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5.08cm" svg:height="5.715cm" svg:x="7.35cm" svg:y="9.255cm">
          <text:p text:style-name="P7"><text:span text:style-name="T6">Recipe</text:span></text:p>
          <text:list text:style-name="L1">
            <text:list-item>
              <text:p text:style-name="P7"><text:span text:style-name="T7">Ingredient</text:span></text:p>
            </text:list-item>
            <text:list-item>
              <text:p text:style-name="P7"><text:span text:style-name="T7">Queue:</text:span></text:p>
              <text:list>
                <text:list-item>
                  <text:p text:style-name="P7"><text:span text:style-name="T7">RecipeStep</text:span></text:p>
                </text:list-item>
                <text:list-item>
                  <text:p text:style-name="P7"><text:span text:style-name="T7">RecipeStep</text:span></text:p>
                </text:list-item>
                <text:list-item>
                  <text:p text:style-name="P7"><text:span text:style-name="T7">...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2" draw:layer="layout" svg:width="7.62cm" svg:height="10.795cm" svg:x="20.05cm" svg:y="7.985cm">
          <text:p text:style-name="P11"><text:span text:style-name="T5">Pat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5.08cm" svg:height="3.81cm" svg:x="21.32cm" svg:y="14.335cm">
          <text:p text:style-name="P7"><text:span text:style-name="T6">Code</text:span></text:p>
          <text:list text:style-name="L1">
            <text:list-item>
              <text:p text:style-name="P7"><text:span text:style-name="T9">Patty_isD</text:span><text:span text:style-name="T9">one</text:span></text:p>
            </text:list-item>
            <text:list-item>
              <text:p text:style-name="P7"><text:span text:style-name="T9">Patty_fli</text:span><text:span text:style-name="T9">p</text:span></text:p>
            </text:list-item>
            <text:list-item>
              <text:p text:style-name="P7"><text:span text:style-name="T9">Patty_rem</text:span><text:span text:style-name="T9">ov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7.764cm" svg:y1="15.351cm" svg:x2="21.066cm" svg:y2="15.732cm">
          <text:p/>
        </draw:line>
        <draw:line draw:style-name="gr7" draw:text-style-name="P6" draw:layer="layout" svg:x1="17.637cm" svg:y1="16.24cm" svg:x2="20.939cm" svg:y2="16.494cm">
          <text:p/>
        </draw:line>
        <draw:line draw:style-name="gr7" draw:text-style-name="P6" draw:layer="layout" svg:x1="17.637cm" svg:y1="16.24cm" svg:x2="20.939cm" svg:y2="17.383cm">
          <text:p/>
        </draw:line>
        <draw:line draw:style-name="gr8" draw:text-style-name="P6" draw:layer="layout" svg:x1="23.86cm" svg:y1="14.335cm" svg:x2="23.86cm" svg:y2="13.065cm">
          <text:p/>
        </draw:line>
        <draw:custom-shape draw:style-name="gr47" draw:text-style-name="P8" draw:layer="layout" svg:width="5.08cm" svg:height="5.715cm" svg:x="1cm" svg:y="9.255cm">
          <text:p text:style-name="P7"><text:span text:style-name="T6">RecipeList</text:span></text:p>
          <text:list text:style-name="L1">
            <text:list-item>
              <text:p text:style-name="P7"><text:span text:style-name="T7">Recipe</text:span></text:p>
            </text:list-item>
            <text:list-item>
              <text:p text:style-name="P7"><text:span text:style-name="T7">Recipe</text:span></text:p>
            </text:list-item>
            <text:list-item>
              <text:p text:style-name="P7"><text:span text:style-name="T7">...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1.922cm" svg:y1="10.652cm" svg:x2="20.939cm" svg:y2="9.763cm">
          <text:p/>
        </draw:line>
        <draw:line draw:style-name="gr7" draw:text-style-name="P6" draw:layer="layout" svg:x1="12.049cm" svg:y1="12.43cm" svg:x2="13.573cm" svg:y2="13.319cm">
          <text:p/>
        </draw:line>
        <draw:line draw:style-name="gr7" draw:text-style-name="P6" draw:layer="layout" svg:x1="4.302cm" svg:y1="10.652cm" svg:x2="7.223cm" svg:y2="9.89cm">
          <text:p/>
        </draw:line>
      </draw:page>
      <draw:page draw:name="page6" draw:style-name="dp1" draw:master-page-name="Default">
        <draw:custom-shape draw:style-name="gr48" draw:text-style-name="P8" draw:layer="layout" svg:width="5.08cm" svg:height="3.81cm" svg:x="3.54cm" svg:y="6.107cm">
          <text:p text:style-name="P7"><text:span text:style-name="T6">Data</text:span></text:p>
          <text:list text:style-name="L1">
            <text:list-item>
              <text:p text:style-name="P7"><text:span text:style-name="T7">x</text:span></text:p>
            </text:list-item>
            <text:list-item>
              <text:p text:style-name="P7"><text:span text:style-name="T7">y</text:span></text:p>
            </text:list-item>
            <text:list-item>
              <text:p text:style-name="P7"><text:span text:style-name="T7">temp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7.62cm" svg:height="10.795cm" svg:x="2.27cm" svg:y="4.837cm">
          <text:p text:style-name="P15"><text:span text:style-name="T5">Pat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8cm" svg:height="3.81cm" svg:x="3.54cm" svg:y="11.187cm">
          <text:p text:style-name="P7"><text:span text:style-name="T6">Code</text:span></text:p>
          <text:list text:style-name="L1">
            <text:list-item>
              <text:p text:style-name="P7"><text:span text:style-name="T9">Patty_isDone</text:span></text:p>
            </text:list-item>
            <text:list-item>
              <text:p text:style-name="P7"><text:span text:style-name="T9">Patty_flip</text:span></text:p>
            </text:list-item>
            <text:list-item>
              <text:p text:style-name="P7"><text:span text:style-name="T9">Patty_remov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6.08cm" svg:y1="11.187cm" svg:x2="6.08cm" svg:y2="9.917cm">
          <text:p/>
        </draw:line>
        <draw:custom-shape draw:style-name="gr50" draw:text-style-name="P16" draw:layer="layout" svg:width="11.457cm" svg:height="5.08cm" svg:x="12.403cm" svg:y="4.81cm">
          <text:p text:style-name="P15"><text:span text:style-name="T5">Mezzan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8" draw:layer="layout" svg:width="8.917cm" svg:height="3.175cm" svg:x="13.673cm" svg:y="6.08cm">
          <text:p text:style-name="P7"><text:span text:style-name="T6">Code</text:span></text:p>
          <text:list text:style-name="L1">
            <text:list-item>
              <text:p text:style-name="P7"><text:span text:style-name="T9">[...]ConveyorSetState</text:span></text:p>
            </text:list-item>
            <text:list-item>
              <text:p text:style-name="P7"><text:span text:style-name="T9">[...]</text:span><text:span text:style-name="T9">TempSensorGetTObjec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6" draw:layer="layout" svg:width="11.457cm" svg:height="7.62cm" svg:x="12.403cm" svg:y="10.525cm">
          <text:p text:style-name="P15"><text:span text:style-name="T5">Robot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8.917cm" svg:height="5.715cm" svg:x="13.673cm" svg:y="11.795cm">
          <text:p text:style-name="P7"><text:span text:style-name="T6">Code</text:span></text:p>
          <text:list text:style-name="L1">
            <text:list-item>
              <text:p text:style-name="P7"><text:span text:style-name="T9">RobotControl_Home</text:span></text:p>
            </text:list-item>
            <text:list-item>
              <text:p text:style-name="P7"><text:span text:style-name="T9">RobotControl_Photo</text:span></text:p>
            </text:list-item>
            <text:list-item>
              <text:p text:style-name="P7"><text:span text:style-name="T9">RobotControl_Temp</text:span></text:p>
            </text:list-item>
            <text:list-item>
              <text:p text:style-name="P7"><text:span text:style-name="T9">RobotControl_Flip</text:span></text:p>
            </text:list-item>
            <text:list-item>
              <text:p text:style-name="P7"><text:span text:style-name="T9">RobotControl_Deposi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11.16cm" svg:y1="1cm" svg:x2="11.16cm" svg:y2="20cm">
          <text:p/>
        </draw:line>
        <draw:frame draw:style-name="gr55" draw:text-style-name="P19" draw:layer="layout" svg:width="8.418cm" svg:height="1.153cm" svg:x="1.891cm" svg:y="2.297cm">
          <draw:text-box>
            <text:p text:style-name="P18"><text:span text:style-name="T10">Recipe </text:span><text:span text:style-name="T10">Schedu</text:span><text:span text:style-name="T10">ling</text:span></text:p>
          </draw:text-box>
        </draw:frame>
        <draw:frame draw:style-name="gr55" draw:text-style-name="P19" draw:layer="layout" svg:width="5.159cm" svg:height="1.153cm" svg:x="14.916cm" svg:y="2.27cm">
          <draw:text-box>
            <text:p text:style-name="P18"><text:span text:style-name="T10">System </text:span><text:span text:style-name="T10">I/O</text:span></text:p>
          </draw:text-box>
        </draw:frame>
        <draw:line draw:style-name="gr23" draw:text-style-name="P6" xml:id="id25" draw:id="id25" draw:layer="layout" svg:x1="12.811cm" svg:y1="13.192cm" svg:x2="13.446cm" svg:y2="13.192cm">
          <text:p/>
        </draw:line>
        <draw:connector draw:style-name="gr23" draw:text-style-name="P6" draw:layer="layout" draw:type="curve" svg:x1="8.239cm" svg:y1="14.357cm" svg:x2="13.427cm" svg:y2="16.603cm" svg:d="M8239 14357c3891 0 1297 2246 5188 2246" svg:viewBox="0 0 5189 2247">
          <text:p/>
        </draw:connector>
        <draw:connector draw:style-name="gr23" draw:text-style-name="P6" draw:layer="layout" draw:type="curve" svg:x1="8.239cm" svg:y1="13.457cm" svg:x2="13.394cm" svg:y2="15.842cm" svg:d="M8239 13457c3867 0 1290 2385 5155 2385" svg:viewBox="0 0 5156 2386">
          <text:p/>
        </draw:connector>
        <draw:connector draw:style-name="gr23" draw:text-style-name="P6" draw:layer="layout" draw:type="curve" svg:x1="8.239cm" svg:y1="12.557cm" svg:x2="13.394cm" svg:y2="15.015cm" svg:d="M8239 12557c3867 0 1290 2458 5155 2458" svg:viewBox="0 0 5156 2459">
          <text:p/>
        </draw:connector>
        <draw:connector draw:style-name="gr23" draw:text-style-name="P6" draw:layer="layout" draw:type="curve" svg:x1="8.239cm" svg:y1="13.457cm" svg:x2="13.394cm" svg:y2="14.089cm" svg:d="M8239 13457c3867 0 1290 632 5155 632" svg:viewBox="0 0 5156 633">
          <text:p/>
        </draw:connector>
        <draw:connector draw:style-name="gr56" draw:text-style-name="P6" draw:layer="layout" draw:type="curve" svg:x1="8.239cm" svg:y1="13.457cm" svg:x2="12.811cm" svg:y2="13.192cm" draw:end-shape="id25" draw:end-glue-point="3" svg:d="M8239 13457c3034 0 749-265 4572-265" svg:viewBox="0 0 4573 266">
          <text:p/>
        </draw:connector>
        <draw:connector draw:style-name="gr56" draw:text-style-name="P6" xml:id="id26" draw:id="id26" draw:layer="layout" draw:type="curve" svg:x1="8.239cm" svg:y1="14.357cm" svg:x2="12.811cm" svg:y2="13.192cm" draw:end-shape="id25" draw:end-glue-point="3" svg:d="M8239 14357c3034 0 749-1165 4572-1165" svg:viewBox="0 0 4573 1166">
          <text:p/>
        </draw:connector>
        <draw:connector draw:style-name="gr56" draw:text-style-name="P6" draw:layer="layout" draw:type="curve" svg:x1="8.239cm" svg:y1="12.557cm" svg:x2="12.811cm" svg:y2="13.192cm" draw:end-shape="id25" draw:end-glue-point="3" svg:d="M8239 12557c3034 0 749 635 4572 635" svg:viewBox="0 0 4573 636">
          <text:p/>
        </draw:connector>
        <draw:connector draw:style-name="gr23" draw:text-style-name="P6" draw:layer="layout" draw:type="curve" draw:line-skew="-0.264cm" svg:x1="8.239cm" svg:y1="12.557cm" svg:x2="13.361cm" svg:y2="8.301cm" svg:d="M8239 12557c3445 0 885-4256 5122-4256" svg:viewBox="0 0 5123 4257">
          <text:p/>
        </draw:connector>
        <draw:connector draw:style-name="gr23" draw:text-style-name="P6" draw:layer="layout" draw:type="curve" draw:line-skew="3.202cm" svg:x1="8.239cm" svg:y1="14.357cm" svg:x2="13.319cm" svg:y2="7.563cm" draw:start-shape="id26" draw:start-glue-point="2" svg:d="M8239 14357c4014 0 1474-6794 5080-6794" svg:viewBox="0 0 5081 6795">
          <text:p/>
        </draw:connector>
      </draw:page>
      <draw:page draw:name="page7" draw:style-name="dp1" draw:master-page-name="Default">
        <draw:custom-shape draw:style-name="gr57" draw:text-style-name="P12" draw:layer="layout" svg:width="6.35cm" svg:height="7.62cm" svg:x="2.27cm" svg:y="2.27cm">
          <text:p text:style-name="P11"><text:span text:style-name="T5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4" draw:layer="layout" svg:width="5.08cm" svg:height="1.143cm" svg:x="2.905cm" svg:y="3.54cm">
          <text:p text:style-name="P13"><text:span text:style-name="T6">Ingred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4" draw:layer="layout" svg:width="5.08cm" svg:height="1.143cm" svg:x="2.905cm" svg:y="5.445cm">
          <text:p text:style-name="P13"><text:span text:style-name="T6">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4" draw:layer="layout" svg:width="5.08cm" svg:height="1.143cm" svg:x="2.905cm" svg:y="6.715cm">
          <text:p text:style-name="P13"><text:span text:style-name="T6">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4" draw:layer="layout" svg:width="5.08cm" svg:height="1.143cm" svg:x="2.905cm" svg:y="7.985cm">
          <text:p text:style-name="P13"><text:span text:style-name="T6">..</text:span><text:span text:style-name="T6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6.985cm" svg:height="8.255cm" svg:x="11.16cm" svg:y="4.81cm">
          <text:p text:style-name="P11"><text:span text:style-name="T5">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4" draw:layer="layout" svg:width="5.715cm" svg:height="1.143cm" svg:x="11.795cm" svg:y="9.89cm">
          <text:p text:style-name="P13"><text:span text:style-name="T6">Time sp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4" draw:layer="layout" svg:width="5.715cm" svg:height="1.143cm" svg:x="11.795cm" svg:y="11.16cm">
          <text:p text:style-name="P13"><text:span text:style-name="T6">Maximum 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4" draw:layer="layout" svg:width="5.715cm" svg:height="1.143cm" svg:x="11.795cm" svg:y="6.08cm">
          <text:p text:style-name="P13"><text:span text:style-name="T6">Action to tak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4" draw:layer="layout" svg:width="5.715cm" svg:height="2.286cm" svg:x="11.795cm" svg:y="7.35cm">
          <text:p text:style-name="P13"><text:span text:style-name="T6">Mea</text:span><text:span text:style-name="T6">sur</text:span><text:span text:style-name="T6">e </text:span><text:span text:style-name="T6">of </text:span><text:span text:style-name="T6">com</text:span><text:span text:style-name="T6">ple</text:span><text:span text:style-name="T6">tio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6.985cm" svg:height="8.255cm" svg:x="20.685cm" svg:y="2.27cm">
          <text:p text:style-name="P11"><text:span text:style-name="T5">Ingred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5.715cm" svg:height="1.143cm" svg:x="21.32cm" svg:y="3.54cm">
          <text:p text:style-name="P13"><text:span text:style-name="T6">Proper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4" draw:layer="layout" svg:width="5.715cm" svg:height="2.413cm" svg:x="21.32cm" svg:y="4.81cm">
          <text:p text:style-name="P13"><text:span text:style-name="T6">Method of prepa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4" draw:layer="layout" svg:width="5.715cm" svg:height="2.413cm" svg:x="21.32cm" svg:y="7.35cm">
          <text:p text:style-name="P13"><text:span text:style-name="T6">Method to check donen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custom-shape draw:style-name="gr57" draw:text-style-name="P12" draw:layer="layout" svg:width="6.35cm" svg:height="7.62cm" svg:x="2.27cm" svg:y="2.27cm">
          <text:p text:style-name="P11"><text:span text:style-name="T5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4" draw:layer="layout" svg:width="5.08cm" svg:height="1.143cm" svg:x="2.905cm" svg:y="3.54cm">
          <text:p text:style-name="P13"><text:span text:style-name="T6">Ingred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4" draw:layer="layout" svg:width="5.08cm" svg:height="1.143cm" svg:x="2.905cm" svg:y="5.445cm">
          <text:p text:style-name="P13"><text:span text:style-name="T6">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4" draw:layer="layout" svg:width="5.08cm" svg:height="1.143cm" svg:x="2.905cm" svg:y="6.715cm">
          <text:p text:style-name="P13"><text:span text:style-name="T6">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4" draw:layer="layout" svg:width="5.08cm" svg:height="1.143cm" svg:x="2.905cm" svg:y="7.985cm">
          <text:p text:style-name="P13"><text:span text:style-name="T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6.985cm" svg:height="8.255cm" svg:x="11.16cm" svg:y="4.81cm">
          <text:p text:style-name="P11"><text:span text:style-name="T5">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4" draw:layer="layout" svg:width="5.715cm" svg:height="1.143cm" svg:x="11.795cm" svg:y="9.89cm">
          <text:p text:style-name="P13"><text:span text:style-name="T6">Time sp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4" draw:layer="layout" svg:width="5.715cm" svg:height="1.143cm" svg:x="11.795cm" svg:y="11.16cm">
          <text:p text:style-name="P13"><text:span text:style-name="T6">Maximum 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4" draw:layer="layout" svg:width="5.715cm" svg:height="1.143cm" svg:x="11.795cm" svg:y="6.08cm">
          <text:p text:style-name="P13"><text:span text:style-name="T6">Action to </text:span><text:span text:style-name="T6">tak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4" draw:layer="layout" svg:width="5.715cm" svg:height="2.286cm" svg:x="11.795cm" svg:y="7.35cm">
          <text:p text:style-name="P13"><text:span text:style-name="T6">Measure </text:span><text:span text:style-name="T6">of </text:span><text:span text:style-name="T6">completi</text:span><text:span text:style-name="T6">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6.985cm" svg:height="8.255cm" svg:x="20.685cm" svg:y="2.27cm">
          <text:p text:style-name="P11"><text:span text:style-name="T5">Ingred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4" draw:layer="layout" svg:width="5.715cm" svg:height="1.143cm" svg:x="21.32cm" svg:y="3.54cm">
          <text:p text:style-name="P13"><text:span text:style-name="T6">Prop</text:span><text:span text:style-name="T6">erti</text:span><text:span text:style-name="T6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4" draw:layer="layout" svg:width="5.715cm" svg:height="2.413cm" svg:x="21.32cm" svg:y="4.81cm">
          <text:p text:style-name="P13"><text:span text:style-name="T6">Metho</text:span><text:span text:style-name="T6">d of </text:span><text:span text:style-name="T6">prepa</text:span><text:span text:style-name="T6">ratio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4" draw:layer="layout" svg:width="5.715cm" svg:height="2.413cm" svg:x="21.32cm" svg:y="7.35cm">
          <text:p text:style-name="P13"><text:span text:style-name="T6">Method to </text:span><text:span text:style-name="T6">check </text:span><text:span text:style-name="T6">donen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1" draw:text-style-name="P6" draw:layer="layout" svg:x1="8.239cm" svg:y1="3.921cm" svg:x2="20.558cm" svg:y2="4.048cm">
          <text:p/>
        </draw:line>
        <draw:line draw:style-name="gr81" draw:text-style-name="P6" draw:layer="layout" svg:x1="8.239cm" svg:y1="5.953cm" svg:x2="10.906cm" svg:y2="5.953cm">
          <text:p/>
        </draw:line>
      </draw:page>
      <draw:page draw:name="page9" draw:style-name="dp1" draw:master-page-name="Default">
        <draw:custom-shape draw:style-name="gr57" draw:text-style-name="P12" draw:layer="layout" svg:width="6.35cm" svg:height="7.62cm" svg:x="2.27cm" svg:y="2.27cm">
          <text:p text:style-name="P11"><text:span text:style-name="T5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4" draw:layer="layout" svg:width="5.08cm" svg:height="1.143cm" svg:x="2.905cm" svg:y="3.54cm">
          <text:p text:style-name="P13"><text:span text:style-name="T6">Ingred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4" draw:layer="layout" svg:width="5.08cm" svg:height="1.143cm" svg:x="2.905cm" svg:y="5.445cm">
          <text:p text:style-name="P13"><text:span text:style-name="T6">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4" draw:layer="layout" svg:width="5.08cm" svg:height="1.143cm" svg:x="2.905cm" svg:y="6.715cm">
          <text:p text:style-name="P13"><text:span text:style-name="T6">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4" draw:layer="layout" svg:width="5.08cm" svg:height="1.143cm" svg:x="2.905cm" svg:y="7.985cm">
          <text:p text:style-name="P13"><text:span text:style-name="T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6.985cm" svg:height="8.255cm" svg:x="11.16cm" svg:y="4.81cm">
          <text:p text:style-name="P11"><text:span text:style-name="T5">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4" draw:layer="layout" svg:width="5.715cm" svg:height="1.143cm" svg:x="11.795cm" svg:y="9.89cm">
          <text:p text:style-name="P13"><text:span text:style-name="T6">Time sp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4" draw:layer="layout" svg:width="5.715cm" svg:height="1.143cm" svg:x="11.795cm" svg:y="11.16cm">
          <text:p text:style-name="P13"><text:span text:style-name="T6">Maximum </text:span><text:span text:style-name="T6">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4" draw:layer="layout" svg:width="5.715cm" svg:height="1.143cm" svg:x="11.795cm" svg:y="6.08cm">
          <text:p text:style-name="P13"><text:span text:style-name="T6">Action to tak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4" draw:layer="layout" svg:width="5.715cm" svg:height="2.286cm" svg:x="11.795cm" svg:y="7.35cm">
          <text:p text:style-name="P13"><text:span text:style-name="T6">Measure of </text:span><text:span text:style-name="T6">comple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6.985cm" svg:height="8.255cm" svg:x="20.685cm" svg:y="2.27cm">
          <text:p text:style-name="P11"><text:span text:style-name="T5">Ingred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4" draw:layer="layout" svg:width="5.715cm" svg:height="1.143cm" svg:x="21.32cm" svg:y="3.54cm">
          <text:p text:style-name="P13"><text:span text:style-name="T6">Proper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4" draw:layer="layout" svg:width="5.715cm" svg:height="2.413cm" svg:x="21.32cm" svg:y="4.81cm">
          <text:p text:style-name="P13"><text:span text:style-name="T6">Method of </text:span><text:span text:style-name="T6">preparati</text:span><text:span text:style-name="T6">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14" draw:layer="layout" svg:width="5.715cm" svg:height="2.413cm" svg:x="21.32cm" svg:y="7.35cm">
          <text:p text:style-name="P13"><text:span text:style-name="T6">Method to </text:span><text:span text:style-name="T6">check </text:span><text:span text:style-name="T6">donen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1" draw:text-style-name="P6" draw:layer="layout" svg:x1="8.239cm" svg:y1="3.921cm" svg:x2="20.558cm" svg:y2="4.048cm">
          <text:p/>
        </draw:line>
        <draw:line draw:style-name="gr81" draw:text-style-name="P6" draw:layer="layout" svg:x1="8.239cm" svg:y1="5.953cm" svg:x2="10.906cm" svg:y2="5.953cm">
          <text:p/>
        </draw:line>
        <draw:line draw:style-name="gr81" draw:text-style-name="P6" draw:layer="layout" svg:x1="17.764cm" svg:y1="6.588cm" svg:x2="21.32cm" svg:y2="6.207cm">
          <text:p/>
        </draw:line>
        <draw:line draw:style-name="gr81" draw:text-style-name="P6" draw:layer="layout" svg:x1="17.764cm" svg:y1="8.62cm" svg:x2="21.32cm" svg:y2="8.62cm">
          <text:p/>
        </draw:line>
      </draw:page>
      <draw:page draw:name="page10" draw:style-name="dp1" draw:master-page-name="Default">
        <draw:custom-shape draw:style-name="gr93" draw:text-style-name="P14" draw:layer="layout" svg:width="5.08cm" svg:height="1.016cm" svg:x="4.81cm" svg:y="4.302cm">
          <text:p text:style-name="P13"><text:span text:style-name="T6">Pat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4" draw:layer="layout" svg:width="5.08cm" svg:height="1.016cm" svg:x="4.81cm" svg:y="5.572cm">
          <text:p text:style-name="P13"><text:span text:style-name="T6">Pat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4" draw:layer="layout" svg:width="5.08cm" svg:height="1.016cm" svg:x="4.81cm" svg:y="6.842cm">
          <text:p text:style-name="P13"><text:span text:style-name="T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14" draw:layer="layout" svg:width="3.81cm" svg:height="1.016cm" svg:x="20.05cm" svg:y="4.302cm">
          <text:p text:style-name="P13"><text:span text:style-name="T6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14" draw:layer="layout" svg:width="3.81cm" svg:height="1.016cm" svg:x="20.05cm" svg:y="5.572cm">
          <text:p text:style-name="P13"><text:span text:style-name="T6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4" draw:layer="layout" svg:width="3.81cm" svg:height="1.016cm" svg:x="20.05cm" svg:y="6.842cm">
          <text:p text:style-name="P13"><text:span text:style-name="T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4" draw:layer="layout" svg:width="5.08cm" svg:height="1.143cm" svg:x="12.422cm" svg:y="4.302cm">
          <text:p text:style-name="P13"><text:span text:style-name="T6">Base </text:span><text:span text:style-name="T6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21" draw:layer="layout" svg:width="5.836cm" svg:height="1.555cm" svg:x="4.513cm" svg:y="2.27cm">
          <draw:text-box>
            <text:p text:style-name="P20"><text:span text:style-name="T11">Image Analysis</text:span></text:p>
          </draw:text-box>
        </draw:frame>
        <draw:frame draw:style-name="gr100" draw:text-style-name="P21" draw:layer="layout" svg:width="6.598cm" svg:height="1.555cm" svg:x="11.711cm" svg:y="2.239cm">
          <draw:text-box>
            <text:p text:style-name="P20"><text:span text:style-name="T11">Patty Definition</text:span></text:p>
          </draw:text-box>
        </draw:frame>
        <draw:frame draw:style-name="gr101" draw:text-style-name="P23" draw:layer="layout" svg:width="1.27cm" svg:height="1.318cm" svg:x="10.525cm" svg:y="4.302cm">
          <draw:text-box>
            <text:p text:style-name="P22"><text:span text:style-name="T12">+</text:span></text:p>
          </draw:text-box>
        </draw:frame>
        <draw:frame draw:style-name="gr101" draw:text-style-name="P23" draw:layer="layout" svg:width="1.27cm" svg:height="1.318cm" svg:x="18.145cm" svg:y="4.254cm">
          <draw:text-box>
            <text:p text:style-name="P22"><text:span text:style-name="T12">=</text:span></text:p>
          </draw:text-box>
        </draw:frame>
        <draw:frame draw:style-name="gr100" draw:text-style-name="P21" draw:layer="layout" svg:width="5.074cm" svg:height="1.555cm" svg:x="19.796cm" svg:y="2.27cm">
          <draw:text-box>
            <text:p text:style-name="P20"><text:span text:style-name="T11">Job List</text:span></text:p>
          </draw:text-box>
        </draw:frame>
      </draw:page>
      <draw:page draw:name="page11" draw:style-name="dp1" draw:master-page-name="Default">
        <draw:custom-shape draw:style-name="gr102" draw:text-style-name="P14" draw:layer="layout" svg:width="5.08cm" svg:height="1.016cm" svg:x="4.81cm" svg:y="4.302cm">
          <text:p text:style-name="P13"><text:span text:style-name="T6">Pat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4" draw:layer="layout" svg:width="5.08cm" svg:height="1.016cm" svg:x="4.81cm" svg:y="5.572cm">
          <text:p text:style-name="P13"><text:span text:style-name="T6">Pat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4" draw:layer="layout" svg:width="5.08cm" svg:height="1.016cm" svg:x="4.81cm" svg:y="6.842cm">
          <text:p text:style-name="P13"><text:span text:style-name="T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4" draw:layer="layout" svg:width="3.81cm" svg:height="1.016cm" svg:x="20.05cm" svg:y="4.302cm">
          <text:p text:style-name="P13"><text:span text:style-name="T6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14" draw:layer="layout" svg:width="3.81cm" svg:height="1.016cm" svg:x="20.05cm" svg:y="5.572cm">
          <text:p text:style-name="P13"><text:span text:style-name="T6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14" draw:layer="layout" svg:width="3.81cm" svg:height="1.016cm" svg:x="20.05cm" svg:y="6.842cm">
          <text:p text:style-name="P13"><text:span text:style-name="T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4" draw:layer="layout" svg:width="5.08cm" svg:height="1.143cm" svg:x="12.422cm" svg:y="4.302cm">
          <text:p text:style-name="P13"><text:span text:style-name="T6">Base 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21" draw:layer="layout" svg:width="5.836cm" svg:height="1.555cm" svg:x="4.513cm" svg:y="2.27cm">
          <draw:text-box>
            <text:p text:style-name="P20"><text:span text:style-name="T11">Image </text:span><text:span text:style-name="T11">Analysis</text:span></text:p>
          </draw:text-box>
        </draw:frame>
        <draw:frame draw:style-name="gr100" draw:text-style-name="P21" draw:layer="layout" svg:width="6.598cm" svg:height="1.555cm" svg:x="11.711cm" svg:y="2.239cm">
          <draw:text-box>
            <text:p text:style-name="P20"><text:span text:style-name="T11">Patty </text:span><text:span text:style-name="T11">Definition</text:span></text:p>
          </draw:text-box>
        </draw:frame>
        <draw:frame draw:style-name="gr101" draw:text-style-name="P23" draw:layer="layout" svg:width="1.27cm" svg:height="1.318cm" svg:x="10.525cm" svg:y="4.302cm">
          <draw:text-box>
            <text:p text:style-name="P22"><text:span text:style-name="T12">+</text:span></text:p>
          </draw:text-box>
        </draw:frame>
        <draw:frame draw:style-name="gr101" draw:text-style-name="P23" draw:layer="layout" svg:width="1.27cm" svg:height="1.318cm" svg:x="18.145cm" svg:y="4.254cm">
          <draw:text-box>
            <text:p text:style-name="P22"><text:span text:style-name="T12">=</text:span></text:p>
          </draw:text-box>
        </draw:frame>
        <draw:frame draw:style-name="gr100" draw:text-style-name="P21" draw:layer="layout" svg:width="5.074cm" svg:height="1.555cm" svg:x="19.796cm" svg:y="2.27cm">
          <draw:text-box>
            <text:p text:style-name="P20"><text:span text:style-name="T11">Job List</text:span></text:p>
          </draw:text-box>
        </draw:frame>
        <draw:custom-shape draw:style-name="gr109" draw:text-style-name="P12" draw:layer="layout" svg:width="7.62cm" svg:height="6.35cm" svg:x="2.27cm" svg:y="11.16cm">
          <text:p text:style-name="P11"><text:span text:style-name="T5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4" draw:layer="layout" svg:width="6.35cm" svg:height="1.143cm" svg:x="2.905cm" svg:y="12.43cm">
          <text:p text:style-name="P13"><text:span text:style-name="T6">Patty @ (20, 3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4" draw:layer="layout" svg:width="6.35cm" svg:height="1.143cm" svg:x="2.905cm" svg:y="14.335cm">
          <text:p text:style-name="P13"><text:span text:style-name="T6">Fl</text:span><text:span text:style-name="T6">ip </text:span><text:span text:style-name="T6">(1</text:span><text:span text:style-name="T6">:2</text:span><text:span text:style-name="T6">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14" draw:layer="layout" svg:width="6.35cm" svg:height="1.143cm" svg:x="2.905cm" svg:y="15.605cm">
          <text:p text:style-name="P13"><text:span text:style-name="T6">Deposit (-:--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2" draw:layer="layout" svg:width="8.255cm" svg:height="6.35cm" svg:x="10.525cm" svg:y="11.16cm">
          <text:p text:style-name="P11"><text:span text:style-name="T5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4" draw:layer="layout" svg:width="6.985cm" svg:height="1.143cm" svg:x="11.16cm" svg:y="12.43cm">
          <text:p text:style-name="P13"><text:span text:style-name="T6">Patty @ (55, -1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4" draw:layer="layout" svg:width="6.985cm" svg:height="1.143cm" svg:x="11.16cm" svg:y="14.335cm">
          <text:p text:style-name="P13"><text:span text:style-name="T6">D</text:span><text:span text:style-name="T6">e</text:span><text:span text:style-name="T6">p</text:span><text:span text:style-name="T6">o</text:span><text:span text:style-name="T6">s</text:span><text:span text:style-name="T6">i</text:span><text:span text:style-name="T6">t</text:span><text:span text:style-name="T6"> </text:span><text:span text:style-name="T6">(</text:span><text:span text:style-name="T6">1</text:span><text:span text:style-name="T6">:</text:span><text:span text:style-name="T6">1</text:span><text:span text:style-name="T6">7</text:span><text:span text:style-name="T6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19.669cm" svg:y1="5.318cm" svg:x2="2.524cm" svg:y2="10.906cm">
          <text:p/>
        </draw:line>
        <draw:line draw:style-name="gr54" draw:text-style-name="P6" draw:layer="layout" svg:x1="24.114cm" svg:y1="5.191cm" svg:x2="27.543cm" svg:y2="11.033cm">
          <text:p/>
        </draw:line>
        <draw:custom-shape draw:style-name="gr113" draw:text-style-name="P12" draw:layer="layout" svg:width="8.255cm" svg:height="6.35cm" svg:x="19.415cm" svg:y="11.16cm">
          <text:p text:style-name="P11"><text:span text:style-name="T5">Rec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3.65306390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4" draw:layer="layout" svg:width="6.985cm" svg:height="1.143cm" svg:x="20.05cm" svg:y="12.43cm">
          <text:p text:style-name="P13"><text:span text:style-name="T6">P</text:span><text:span text:style-name="T6">a</text:span><text:span text:style-name="T6">t</text:span><text:span text:style-name="T6">t</text:span><text:span text:style-name="T6">y </text:span><text:span text:style-name="T6">@ </text:span><text:span text:style-name="T6">(</text:span><text:span text:style-name="T6">1</text:span><text:span text:style-name="T6">3</text:span><text:span text:style-name="T6">0</text:span><text:span text:style-name="T6">, </text:span><text:span text:style-name="T6">9</text:span><text:span text:style-name="T6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4" draw:layer="layout" svg:width="6.985cm" svg:height="1.143cm" svg:x="20.05cm" svg:y="15.732cm">
          <text:p text:style-name="P13"><text:span text:style-name="T6">Deposit (-:--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4" draw:layer="layout" svg:width="6.985cm" svg:height="1.143cm" svg:x="20.05cm" svg:y="14.335cm">
          <text:p text:style-name="P13"><text:span text:style-name="T6">F</text:span><text:span text:style-name="T6">l</text:span><text:span text:style-name="T6">i</text:span><text:span text:style-name="T6">p </text:span><text:span text:style-name="T6">(</text:span><text:span text:style-name="T6">0</text:span><text:span text:style-name="T6">:</text:span><text:span text:style-name="T6">4</text:span><text:span text:style-name="T6">3</text:span><text:span text:style-name="T6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84.95575221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Custom_20_Long_20_Dashed" draw:display-name="Custom Long Dashed" draw:style="rect" draw:dots1="1" draw:dots1-length="0.457cm" draw:distance="0.305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87cm" fo:page-height="21.1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3:30:21.533115578</meta:creation-date>
    <dc:date>2019-04-26T09:54:07.190380069</dc:date>
    <meta:editing-duration>PT14H59M59S</meta:editing-duration>
    <meta:editing-cycles>35</meta:editing-cycles>
    <meta:generator>LibreOffice/5.2.7.2$Linux_X86_64 LibreOffice_project/20m0$Build-2</meta:generator>
    <meta:document-statistic meta:object-count="211"/>
  </office:meta>
</office:document-meta>
</file>